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a23a" officeooo:paragraph-rsid="0018a23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RIMIENTOS:</text:p>
      <text:p text:style-name="P1"/>
      <text:p text:style-name="P1"><text:s text:c="3"/>FUNCIONALES:</text:p>
      <text:p text:style-name="P1"/>
      <text:p text:style-name="P1"/>
      <text:p text:style-name="P1">* Medir la velocidad de los vehiculos</text:p>
      <text:p text:style-name="P1">* La camara debera detectar automaticamente los vehiculos y enviar sus datos</text:p>
      <text:p text:style-name="P1">* Cada vehiculo se registra en el sistema</text:p>
      <text:p text:style-name="P1">* Realizar distintas acciones segun la velocidad del vehiculo</text:p>
      <text:p text:style-name="P1"/>
      <text:p text:style-name="P1">NO FUNCIONALES</text:p>
      <text:p text:style-name="P1"/>
      <text:p text:style-name="P1">* Contar con x cantidad de camaras</text:p>
      <text:p text:style-name="P1">* Datos de las camaras, - ID – Cordenada - ubicacion – Modelo de camara – Direccion IP</text:p>
      <text:p text:style-name="P1">* Funcionar 24/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09:02:29.044000000</dc:date>
    <meta:editing-duration>PT9M</meta:editing-duration>
    <meta:editing-cycles>1</meta:editing-cycles>
    <meta:document-statistic meta:table-count="0" meta:image-count="0" meta:object-count="0" meta:page-count="1" meta:paragraph-count="10" meta:word-count="65" meta:character-count="395" meta:non-whitespace-character-count="334"/>
    <meta:generator>LibreOffice/7.2.0.4$Windows_X86_64 LibreOffice_project/9a9c6381e3f7a62afc1329bd359cc48accb6435b</meta:generator>
  </office:meta>
</office:document-meta>
</file>